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View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positoryView.inputChanged( Viewer viewer , Object old_input , Object new_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View.contributeToActionB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View.show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View.dragFinished( DragSourc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View.getText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View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View.setFoc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View.makeAc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positoryView.getElements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View.getParent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View.hasChildren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View.menuAboutToShow( IMenu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View.dragStart( DragSourc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View.selectionChanged( IWorkbenchPart part , ISelection se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View.dragSetData( DragSourc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View.fillLocalToolBar( IToolBar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View.getChildren( Objec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sitoryView.createPartControl( Composite par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RepositoryView.selectionChanged( SelectionChange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View.Repository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